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Input" style:data-style-name="N0">
      <style:table-cell-properties fo:border="thin solid #7F7F7F" fo:background-color="#FFCC99"/>
      <style:text-properties fo:color="#000000"/>
    </style:style>
    <style:style style:name="ce7" style:family="table-cell" style:parent-style-name="Input" style:data-style-name="N36">
      <style:table-cell-properties fo:border="thin solid #7F7F7F" fo:background-color="#FFCC99"/>
      <style:text-properties fo:color="#000000"/>
    </style:style>
    <style:style style:name="ce8" style:family="table-cell" style:parent-style-name="Hyperlink" style:data-style-name="N0">
      <style:table-cell-properties fo:border="thin solid #7F7F7F" fo:background-color="#FFCC99"/>
      <style:text-properties fo:color="#000000" style:text-underline-style="solid" style:text-underline-type="single"/>
    </style:style>
    <style:style style:name="ce9" style:family="table-cell" style:parent-style-name="Default" style:data-style-name="N0"/>
    <style:style style:name="ce10" style:family="table-cell" style:parent-style-name="Default" style:data-style-name="N36"/>
    <style:style style:name="ce11" style:family="table-cell" style:parent-style-name="Hyperlink" style:data-style-name="N0"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_52_0_37__32_-_32_Accent2" style:data-style-name="N0">
      <style:table-cell-properties fo:background-color="#F8CBAD"/>
    </style:style>
    <style:style style:name="ce16" style:family="table-cell" style:parent-style-name="Hyperlink" style:data-style-name="N0">
      <style:table-cell-properties fo:border="thin solid #7F7F7F" fo:background-color="#FFCC99"/>
      <style:text-properties fo:color="#0563C1" style:text-underline-style="solid" style:text-underline-type="single"/>
    </style:style>
    <style:style style:name="ce17" style:family="table-cell" style:parent-style-name="Hyperlink" style:data-style-name="N0">
      <style:table-cell-properties fo:background-color="#FFCC99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 style:data-style-name="N0">
      <style:text-properties fo:color="#000000" fo:font-weight="bold" style:font-weight-asian="bold" style:font-weight-complex="bold"/>
    </style:style>
    <style:style style:name="ce20" style:family="table-cell" style:parent-style-name="Hyperlink" style:data-style-name="N0">
      <style:text-properties fo:color="#0563C1" style:text-underline-style="solid" style:text-underline-type="single"/>
    </style:style>
    <style:style style:name="ce21" style:family="table-cell" style:parent-style-name="Hyperlink" style:data-style-name="N0">
      <style:table-cell-properties fo:border="thin solid #7F7F7F" fo:background-color="#FFCC99"/>
      <style:text-properties fo:color="#000000" style:text-underline-style="solid" style:text-underline-type="single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Hyperlink" style:data-style-name="N0">
      <style:text-properties fo:color="#000000" style:text-underline-style="solid" style:text-underline-type="single"/>
    </style:style>
    <style:style style:name="ce24" style:family="table-cell" style:parent-style-name="Hyperlink" style:data-style-name="N0">
      <style:table-cell-properties fo:border="thin solid #7F7F7F" fo:background-color="#FFCC99"/>
      <style:text-properties fo:color="#0563C1" style:text-underline-style="solid" style:text-underline-type="single"/>
    </style:style>
    <style:style style:name="ce25" style:family="table-cell" style:parent-style-name="Hyperlink" style:data-style-name="N0">
      <style:table-cell-properties fo:background-color="#FFCC99"/>
      <style:text-properties fo:color="#000000" style:text-underline-style="solid" style:text-underline-type="single"/>
    </style:style>
    <style:style style:name="ce26" style:family="table-cell" style:parent-style-name="Hyperlink" style:data-style-name="N0">
      <style:table-cell-properties fo:border="thin solid #7F7F7F" fo:background-color="#FFCC99"/>
      <style:text-properties fo:color="#0563C1" style:text-underline-style="solid" style:text-underline-type="single"/>
    </style:style>
    <style:style style:name="ce27" style:family="table-cell" style:parent-style-name="Hyperlink" style:data-style-name="N0">
      <style:table-cell-properties fo:background-color="#FFCC99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11.2447916666667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6.64104166666667cm"/>
    </style:style>
    <style:style style:name="co7" style:family="table-column">
      <style:table-column-properties fo:break-before="auto" style:column-width="6.72041666666667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EDI_NENA</text:p>
          </table:table-cell>
          <table:table-cell office:value-type="string" table:style-name="ce2">
            <text:p>Inventory of text source data files</text:p>
          </table:table-cell>
          <table:table-cell table:number-columns-repeated="3" table:style-name="ce1"/>
          <table:table-cell table:style-name="ce18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Revised 08 October 2017</text:p>
          </table:table-cell>
          <table:table-cell table:number-columns-repeated="3" table:style-name="ce1"/>
          <table:table-cell table:style-name="ce18"/>
          <table:table-cell table:number-columns-repeated="16378" table:style-name="ce1"/>
        </table:table-row>
        <table:table-row table:style-name="ro1">
          <table:table-cell table:style-name="ce1"/>
          <table:table-cell table:style-name="ce2"/>
          <table:table-cell table:number-columns-repeated="3" table:style-name="ce1"/>
          <table:table-cell table:style-name="ce1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DI identifier</text:p>
          </table:table-cell>
          <table:table-cell office:value-type="string" table:style-name="ce2">
            <text:p>Organization or Program</text:p>
          </table:table-cell>
          <table:table-cell office:value-type="string" table:style-name="ce2">
            <text:p>Date of collection</text:p>
          </table:table-cell>
          <table:table-cell office:value-type="string" table:style-name="ce2">
            <text:p>Web browser</text:p>
          </table:table-cell>
          <table:table-cell office:value-type="string" table:style-name="ce2">
            <text:p>Location of source</text:p>
          </table:table-cell>
          <table:table-cell office:value-type="string" table:style-name="ce19">
            <text:p>Permanent links (added by QDR as of May 30, 2018)</text:p>
          </table:table-cell>
          <table:table-cell office:value-type="string" table:style-name="ce2">
            <text:p>File nam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T001</text:p>
          </table:table-cell>
          <table:table-cell office:value-type="string" table:style-name="ce1">
            <text:p>Connecticut Roundtable on Climate and Jobs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CT002</text:p>
          </table:table-cell>
          <table:table-cell office:value-type="string" table:style-name="ce1">
            <text:p>The Neighbor to Neighbor Energy Challenge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CT003</text:p>
          </table:table-cell>
          <table:table-cell office:value-type="string" table:style-name="ce1">
            <text:p>The City of Bridgeport City Hall Complex</text:p>
          </table:table-cell>
          <table:table-cell table:style-name="ce3"/>
          <table:table-cell table:style-name="ce1"/>
          <table:table-cell table:style-name="ce4"/>
          <table:table-cell table:style-name="ce20"/>
          <table:table-cell table:number-columns-repeated="16378" table:style-name="ce1"/>
        </table:table-row>
        <table:table-row table:style-name="ro1">
          <table:table-cell office:value-type="string" table:style-name="ce5">
            <text:p>CT004</text:p>
          </table:table-cell>
          <table:table-cell office:value-type="string" table:style-name="ce1">
            <text:p>Acadia Center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ME001</text:p>
          </table:table-cell>
          <table:table-cell office:value-type="string" table:style-name="ce1">
            <text:p>Midcoast Green Collaborative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ME002</text:p>
          </table:table-cell>
          <table:table-cell office:value-type="string" table:style-name="ce1">
            <text:p>A Climate to Thrive</text:p>
          </table:table-cell>
          <table:table-cell table:style-name="ce3"/>
          <table:table-cell table:style-name="ce1"/>
          <table:table-cell table:style-name="ce4"/>
          <table:table-cell table:style-name="ce20"/>
          <table:table-cell table:number-columns-repeated="16378" table:style-name="ce1"/>
        </table:table-row>
        <table:table-row table:style-name="ro1">
          <table:table-cell office:value-type="string" table:style-name="ce5">
            <text:p>MA001</text:p>
          </table:table-cell>
          <table:table-cell office:value-type="string" table:style-name="ce1">
            <text:p>Green Justice Coalition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MA002</text:p>
          </table:table-cell>
          <table:table-cell office:value-type="string" table:style-name="ce1">
            <text:p>PV Squared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about-us">http://www.cooppower.coop/about-us</text:a></text:p>
          </table:table-cell>
          <table:table-cell office:value-type="string" table:style-name="ce21">
            <text:p>https://perma.cc/6UQV-EUQW</text:p>
          </table:table-cell>
          <table:table-cell office:value-type="string" table:style-name="ce6">
            <text:p>EDI_NENA.MA003.text.CoopPowerAbou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why-we-exist">http://www.cooppower.coop/why-we-exist</text:a></text:p>
          </table:table-cell>
          <table:table-cell office:value-type="string" table:style-name="ce21">
            <text:p>https://perma.cc/WQN4-3NFJ</text:p>
          </table:table-cell>
          <table:table-cell office:value-type="string" table:style-name="ce6">
            <text:p>EDI_NENA.MA003.text.CoopPowerWhyWeExis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the-importance-of-community-ownership/">http://www.cooppower.coop/the-importance-of-community-ownership/</text:a></text:p>
          </table:table-cell>
          <table:table-cell office:value-type="string" table:style-name="ce21">
            <text:p>https://perma.cc/7RAC-UYMT</text:p>
          </table:table-cell>
          <table:table-cell office:value-type="string" table:style-name="ce6">
            <text:p>EDI_NENA.MA003.text.CoopPowerOwnership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what-is-a-community-energy-co-op/">http://www.cooppower.coop/what-is-a-community-energy-co-op/</text:a></text:p>
          </table:table-cell>
          <table:table-cell office:value-type="string" table:style-name="ce21">
            <text:p>https://perma.cc/T86C-K3RR</text:p>
          </table:table-cell>
          <table:table-cell office:value-type="string" table:style-name="ce6">
            <text:p>EDI_NENA.MA003.text.CoopPowerWhatisCECoop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new-page-3/">http://www.cooppower.coop/new-page-3/</text:a></text:p>
          </table:table-cell>
          <table:table-cell office:value-type="string" table:style-name="ce21">
            <text:p>https://perma.cc/5NUG-ETDH</text:p>
          </table:table-cell>
          <table:table-cell office:value-type="string" table:style-name="ce6">
            <text:p>EDI_NENA.MA003.text.CoopPowerTestimonial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MA003</text:p>
          </table:table-cell>
          <table:table-cell office:value-type="string" table:style-name="ce6">
            <text:p>Co-op Power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www.cooppower.coop/form-cec/">http://www.cooppower.coop/form-cec/</text:a></text:p>
          </table:table-cell>
          <table:table-cell office:value-type="string" table:style-name="ce21">
            <text:p>https://perma.cc/ETD3-JGV6</text:p>
          </table:table-cell>
          <table:table-cell office:value-type="string" table:style-name="ce6">
            <text:p>EDI_NENA.MA003.text.CoopPowerBringCoop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9">
            <text:p>MA004</text:p>
          </table:table-cell>
          <table:table-cell office:value-type="string" table:style-name="ce9">
            <text:p>Climable.org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MA005</text:p>
          </table:table-cell>
          <table:table-cell office:value-type="string" table:style-name="ce9">
            <text:p>Community Energy Strategies Program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MA006</text:p>
          </table:table-cell>
          <table:table-cell office:value-type="string" table:style-name="ce9">
            <text:p>Boston Community Energy Study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MA007</text:p>
          </table:table-cell>
          <table:table-cell office:value-type="string" table:style-name="ce9">
            <text:p>Solar Massachusetts Renewable Target (SMART) Program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MA008</text:p>
          </table:table-cell>
          <table:table-cell office:value-type="string" table:style-name="ce9">
            <text:p> Affordable Access to Clean and Efficient Energy (AACEE) Initiative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B001</text:p>
          </table:table-cell>
          <table:table-cell office:value-type="string" table:style-name="ce9">
            <text:p>New Brunswick Union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B002</text:p>
          </table:table-cell>
          <table:table-cell office:value-type="string" table:style-name="ce9">
            <text:p>Locally Owned Renewable Energy Projects that are Small Scale Program (LORESS)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H001</text:p>
          </table:table-cell>
          <table:table-cell office:value-type="string" table:style-name="ce9">
            <text:p>NH Pipeline Awareness</text:p>
          </table:table-cell>
          <table:table-cell table:style-name="ce10"/>
          <table:table-cell table:number-columns-repeated="2" table:style-name="ce9"/>
          <table:table-cell table:style-name="ce22"/>
          <table:table-cell table:style-name="ce9"/>
          <table:table-cell table:style-name="ce12"/>
          <table:table-cell table:number-columns-repeated="16376"/>
        </table:table-row>
        <table:table-row table:style-name="ro1">
          <table:table-cell office:value-type="string" table:style-name="ce9">
            <text:p>NH002</text:p>
          </table:table-cell>
          <table:table-cell office:value-type="string" table:style-name="ce9">
            <text:p>Monadnock Sustainability Network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sites/default/files/negef/Docs/grassroots_fund_guiding_values.pdf">https://grassrootsfund.org/sites/default/files/negef/Docs/grassroots_fund_guiding_values.pdf</text:a></text:p>
          </table:table-cell>
          <table:table-cell office:value-type="string" table:style-name="ce21">
            <text:p>https://perma.cc/TSB5-EL56</text:p>
          </table:table-cell>
          <table:table-cell office:value-type="string" table:style-name="ce6">
            <text:p>EDI_NENA.NH003_text.NEGEFgrassroots_fund_guiding_values.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about-us">https://grassrootsfund.org/about-us</text:a></text:p>
          </table:table-cell>
          <table:table-cell office:value-type="string" table:style-name="ce21">
            <text:p>https://perma.cc/S6UU-D3KC</text:p>
          </table:table-cell>
          <table:table-cell office:value-type="string" table:style-name="ce6">
            <text:p>EDI_NENA.NH003_text.NEGEFAboutU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about-us/history">https://grassrootsfund.org/about-us/history</text:a></text:p>
          </table:table-cell>
          <table:table-cell office:value-type="string" table:style-name="ce21">
            <text:p>https://perma.cc/UF86-LKDF</text:p>
          </table:table-cell>
          <table:table-cell office:value-type="string" table:style-name="ce6">
            <text:p>EDI_NENA.NH003_text.NEGEFHistory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about-us/civic-engagement">https://grassrootsfund.org/about-us/civic-engagement</text:a></text:p>
          </table:table-cell>
          <table:table-cell office:value-type="string" table:style-name="ce21">
            <text:p>https://perma.cc/79G5-VJ46</text:p>
          </table:table-cell>
          <table:table-cell office:value-type="string" table:style-name="ce6">
            <text:p>EDI_NENA.NH003_text.NEGEFCivicEngagemen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about-us/community-resilience">https://grassrootsfund.org/about-us/community-resilience</text:a></text:p>
          </table:table-cell>
          <table:table-cell office:value-type="string" table:style-name="ce21">
            <text:p>https://perma.cc/YM8H-TB4M</text:p>
          </table:table-cell>
          <table:table-cell office:value-type="string" table:style-name="ce6">
            <text:p>EDI_NENA.NH003_text.NEGEFCommunityResilienc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collaborations/partner-resources/100-renewable-new-england-fund">https://grassrootsfund.org/collaborations/partner-resources/100-renewable-new-england-fund</text:a></text:p>
          </table:table-cell>
          <table:table-cell office:value-type="string" table:style-name="ce21">
            <text:p>https://perma.cc/QV69-GMQF</text:p>
          </table:table-cell>
          <table:table-cell office:value-type="string" table:style-name="ce6">
            <text:p>EDI_NENA.NH003_text.NEGEF100Renewabl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H003</text:p>
          </table:table-cell>
          <table:table-cell office:value-type="string" table:style-name="ce6">
            <text:p>New England Grassroots Environment Fund<text:s/>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grassrootsfund.org/dollars/issue-areas">https://grassrootsfund.org/dollars/issue-areas</text:a></text:p>
          </table:table-cell>
          <table:table-cell office:value-type="string" table:style-name="ce21">
            <text:p>https://perma.cc/7MVF-FVAT</text:p>
          </table:table-cell>
          <table:table-cell office:value-type="string" table:style-name="ce6">
            <text:p>EDI_NENA.NH003_text.NEGEFIssueArea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9">
            <text:p>NH004</text:p>
          </table:table-cell>
          <table:table-cell office:value-type="string" table:style-name="ce9">
            <text:p>NH Local Energy Solutions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energydemocracyny.org/wp-content/uploads/2017/01/CoShare-CSS-case-studies.pdf">http://energydemocracyny.org/wp-content/uploads/2017/01/CoShare-CSS-case-studies.pdf</text:a></text:p>
          </table:table-cell>
          <table:table-cell office:value-type="string" table:style-name="ce21">
            <text:p>https://perma.cc/5ZRL-8542</text:p>
          </table:table-cell>
          <table:table-cell office:value-type="string" table:style-name="ce6">
            <text:p>EDI_NENA.NY001.text.NYEDACoSharecase-studies.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energydemocracyny.org/wp-content/uploads/2015/12/EDA_Phase_1_report_final.pdf">http://energydemocracyny.org/wp-content/uploads/2015/12/EDA_Phase_1_report_final.pdf</text:a></text:p>
          </table:table-cell>
          <table:table-cell office:value-type="string" table:style-name="ce21">
            <text:p>https://perma.cc/S5SE-TBGH</text:p>
          </table:table-cell>
          <table:table-cell office:value-type="string" table:style-name="ce6">
            <text:p>EDI_NENA.NY001.text.NYEDAPhase1Report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energydemocracyny.org/wp-content/uploads/2016/05/NYEDA-COSHARE-NCSP.5.18.16.pptx">http://energydemocracyny.org/wp-content/uploads/2016/05/NYEDA-COSHARE-NCSP.5.18.16.pptx</text:a></text:p>
          </table:table-cell>
          <table:table-cell office:value-type="string" table:style-name="ce21">
            <text:p>https://perma.cc/Q3CV-GFNB</text:p>
          </table:table-cell>
          <table:table-cell office:value-type="string" table:style-name="ce6">
            <text:p>EDI_NENA.NY001.text.NYEDACoSharePresentation.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actionnetwork.org/petitions/appoint-a-peoples-public-service-commissioner-in-ny">https://actionnetwork.org/petitions/appoint-a-peoples-public-service-commissioner-in-ny</text:a></text:p>
          </table:table-cell>
          <table:table-cell office:value-type="string" table:style-name="ce21">
            <text:p>https://perma.cc/8GPF-8QMZ</text:p>
          </table:table-cell>
          <table:table-cell office:value-type="string" table:style-name="ce6">
            <text:p>EDI_NENA.NY001.text.NYEDAAppoin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energydemocracyny.org/">http://energydemocracyny.org/</text:a></text:p>
          </table:table-cell>
          <table:table-cell office:value-type="string" table:style-name="ce21">
            <text:p>https://perma.cc/4MDM-HZU3</text:p>
          </table:table-cell>
          <table:table-cell office:value-type="string" table:style-name="ce6">
            <text:p>EDI_NENA.NY001.text.NYEDAHom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policy-priorities">http://energydemocracyny.org/policy-priorities</text:a></text:p>
          </table:table-cell>
          <table:table-cell office:value-type="string" table:style-name="ce21">
            <text:p>https://perma.cc/RX3M-VGSA</text:p>
          </table:table-cell>
          <table:table-cell office:value-type="string" table:style-name="ce6">
            <text:p>EDI_NENA.NY001.text.NYEDAPolicyPrioritie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community-net-metering-shared-renewables">http://energydemocracyny.org/community-net-metering-shared-renewables</text:a></text:p>
          </table:table-cell>
          <table:table-cell office:value-type="string" table:style-name="ce21">
            <text:p>https://perma.cc/WVU8-DV6M</text:p>
          </table:table-cell>
          <table:table-cell office:value-type="string" table:style-name="ce6">
            <text:p>EDI_NENA.NY001.text.NYEDASharedRenewable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mission">http://energydemocracyny.org/mission</text:a></text:p>
          </table:table-cell>
          <table:table-cell office:value-type="string" table:style-name="ce21">
            <text:p>https://perma.cc/HSD8-SP5K</text:p>
          </table:table-cell>
          <table:table-cell office:value-type="string" table:style-name="ce6">
            <text:p>EDI_NENA.NY001.text.NYEDAMission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eda-statement-on-the-paris-climate-accord">http://energydemocracyny.org/eda-statement-on-the-paris-climate-accord</text:a></text:p>
          </table:table-cell>
          <table:table-cell office:value-type="string" table:style-name="ce21">
            <text:p>https://perma.cc/AFB3-DBUZ</text:p>
          </table:table-cell>
          <table:table-cell office:value-type="string" table:style-name="ce6">
            <text:p>EDI_NENA.NY001.text.NYEDAPari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about-us">http://energydemocracyny.org/about-us</text:a></text:p>
          </table:table-cell>
          <table:table-cell office:value-type="string" table:style-name="ce21">
            <text:p>https://perma.cc/DQU4-JA4</text:p>
          </table:table-cell>
          <table:table-cell office:value-type="string" table:style-name="ce6">
            <text:p>EDI_NENA.NY001.text.NYEDAAboutU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1</text:p>
          </table:table-cell>
          <table:table-cell office:value-type="string" table:style-name="ce6">
            <text:p>New York Energy Democracy Alliance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Internet Explorer</text:p>
          </table:table-cell>
          <table:table-cell office:value-type="string" table:style-name="ce8">
            <text:p><text:a xlink:href="http://energydemocracyny.org/energy-democracy-advocates-disrupt-new-yorks-energy-czar-to-spotlight-new-yorkers-left-out-of-states-rev-program">http://energydemocracyny.org/energy-democracy-advocates-disrupt-new-yorks-energy-czar-to-spotlight-new-yorkers-left-out-of-states-rev-program</text:a></text:p>
          </table:table-cell>
          <table:table-cell office:value-type="string" table:style-name="ce21">
            <text:p>https://perma.cc/M7TV-DUWM</text:p>
          </table:table-cell>
          <table:table-cell office:value-type="string" table:style-name="ce6">
            <text:p>EDI_NENA.NY001.text.NYEDAAdvocate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wp-content/uploads/2017/01/TUED-Working-Paper-9_Web-1.pdf">http://unionsforenergydemocracy.org/wp-content/uploads/2017/01/TUED-Working-Paper-9_Web-1.pdf</text:a></text:p>
          </table:table-cell>
          <table:table-cell office:value-type="string" table:style-name="ce24">
            <text:p><text:a xlink:href="https://perma.cc/X92G-WNMX">https://perma.cc/X92G-WNMX</text:a></text:p>
          </table:table-cell>
          <table:table-cell office:value-type="string" table:style-name="ce6">
            <text:p>EDI_NENA.NY002.text.SweeneyTreat.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wp-content/uploads/2015/06/TUED-Power-to-the-Peoplefinal.pdf">http://unionsforenergydemocracy.org/wp-content/uploads/2015/06/TUED-Power-to-the-Peoplefinal.pdf</text:a></text:p>
          </table:table-cell>
          <table:table-cell office:value-type="string" table:style-name="ce21">
            <text:p>https://perma.cc/U29P-AXJ3</text:p>
          </table:table-cell>
          <table:table-cell office:value-type="string" table:style-name="ce6">
            <text:p>EDI_NENA.NY002.text.TUEDWorkingPaper4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wp-content/uploads/2014/09/TUED-working-paper-2.pdf">http://unionsforenergydemocracy.org/wp-content/uploads/2014/09/TUED-working-paper-2.pdf</text:a></text:p>
          </table:table-cell>
          <table:table-cell office:value-type="string" table:style-name="ce21">
            <text:p>https://perma.cc/K7GV-VXY7</text:p>
          </table:table-cell>
          <table:table-cell office:value-type="string" table:style-name="ce6">
            <text:p>EDI_NENA.NY002.text.Sweeney.2014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wp-content/uploads/2014/05/resistreclaimrestructure_2013_english.pdf">http://unionsforenergydemocracy.org/wp-content/uploads/2014/05/resistreclaimrestructure_2013_english.pdf</text:a></text:p>
          </table:table-cell>
          <table:table-cell office:value-type="string" table:style-name="ce21">
            <text:p>https://perma.cc/2CSH-5LLY</text:p>
          </table:table-cell>
          <table:table-cell office:value-type="string" table:style-name="ce6">
            <text:p>EDI_NENA.NY002.text.Sweeney.2013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full-report-from-an-international-meeting-on-the-energy-mix-and-the-commons-buenos-aires-argentina-english/">http://unionsforenergydemocracy.org/full-report-from-an-international-meeting-on-the-energy-mix-and-the-commons-buenos-aires-argentina-english/</text:a></text:p>
          </table:table-cell>
          <table:table-cell office:value-type="string" table:style-name="ce21">
            <text:p>https://perma.cc/HPF5-UKMX</text:p>
          </table:table-cell>
          <table:table-cell office:value-type="string" table:style-name="ce6">
            <text:p>EDI_NENA.NY002.text.TUEDEnergyMixCommon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about/our-history/">http://unionsforenergydemocracy.org/about/our-history/</text:a></text:p>
          </table:table-cell>
          <table:table-cell office:value-type="string" table:style-name="ce21">
            <text:p>https://perma.cc/JJ4W-URKL</text:p>
          </table:table-cell>
          <table:table-cell office:value-type="string" table:style-name="ce6">
            <text:p>EDI_NENA.NY002.text.TUEDHistory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2</text:p>
          </table:table-cell>
          <table:table-cell office:value-type="string" table:style-name="ce6">
            <text:p>Trade Unions for Energy Democracy</text:p>
          </table:table-cell>
          <table:table-cell office:value-type="date" office:date-value="2017-10-04T00:00:00" table:style-name="ce7">
            <text:p>4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unionsforenergydemocracy.org/about/about-the-initiative/">http://unionsforenergydemocracy.org/about/about-the-initiative/</text:a></text:p>
          </table:table-cell>
          <table:table-cell office:value-type="string" table:style-name="ce21">
            <text:p>https://perma.cc/BUH6-CJAS</text:p>
          </table:table-cell>
          <table:table-cell office:value-type="string" table:style-name="ce6">
            <text:p>EDI_NENA.NY002.text.TUEDAbou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2016-annual-report/">https://350.org/2016-annual-report/</text:a></text:p>
          </table:table-cell>
          <table:table-cell office:value-type="string" table:style-name="ce21">
            <text:p>https://perma.cc/5CCD-FEYK</text:p>
          </table:table-cell>
          <table:table-cell office:value-type="string" table:style-name="ce6">
            <text:p>EDI_NENA.NY003.text.350orgAnnualRepor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about/">https://350.org/about/</text:a></text:p>
          </table:table-cell>
          <table:table-cell office:value-type="string" table:style-name="ce21">
            <text:p>https://perma.cc/T56W-GFFZ</text:p>
          </table:table-cell>
          <table:table-cell office:value-type="string" table:style-name="ce6">
            <text:p>EDI_NENA.NY003.text.350orgAbou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activists-and-environmentalists-are-persecuted-after-peaceful-demonstration/">https://350.org/activists-and-environmentalists-are-persecuted-after-peaceful-demonstration/</text:a></text:p>
          </table:table-cell>
          <table:table-cell office:value-type="string" table:style-name="ce21">
            <text:p>https://perma.cc/UH24-ZSDD</text:p>
          </table:table-cell>
          <table:table-cell office:value-type="string" table:style-name="ce6">
            <text:p>EDI_NENA.NY003.text.350orgActivist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haveyoursei.org/">https://haveyoursei.org/</text:a></text:p>
          </table:table-cell>
          <table:table-cell office:value-type="string" table:style-name="ce21">
            <text:p>https://perma.cc/LFL9-WPZK</text:p>
          </table:table-cell>
          <table:table-cell office:value-type="string" table:style-name="ce6">
            <text:p>EDI_NENA.NY003.text.350orgHaveYourSei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values/">https://350.org/values/</text:a></text:p>
          </table:table-cell>
          <table:table-cell office:value-type="string" table:style-name="ce24">
            <text:p><text:a xlink:href="https://perma.cc/L2ZP-NN5F">https://perma.cc/L2ZP-NN5F</text:a></text:p>
          </table:table-cell>
          <table:table-cell office:value-type="string" table:style-name="ce6">
            <text:p>EDI_NENA.NY003.text.350orgValue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science/">https://350.org/science/</text:a></text:p>
          </table:table-cell>
          <table:table-cell office:value-type="string" table:style-name="ce21">
            <text:p>https://perma.cc/Z9MV-YVYZ</text:p>
          </table:table-cell>
          <table:table-cell office:value-type="string" table:style-name="ce6">
            <text:p>EDI_NENA.NY003.text.350orgScienc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NY003</text:p>
          </table:table-cell>
          <table:table-cell office:value-type="string" table:style-name="ce6">
            <text:p>350.org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350.org/">https://350.org/</text:a></text:p>
          </table:table-cell>
          <table:table-cell office:value-type="string" table:style-name="ce21">
            <text:p>https://perma.cc/6VQJ-A6UB</text:p>
          </table:table-cell>
          <table:table-cell office:value-type="string" table:style-name="ce6">
            <text:p>EDI_NENA.NY003.text.350orgHom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9">
            <text:p>NY004</text:p>
          </table:table-cell>
          <table:table-cell office:value-type="string" table:style-name="ce9">
            <text:p>PUSH Buffalo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Y005</text:p>
          </table:table-cell>
          <table:table-cell office:value-type="string" table:style-name="ce9">
            <text:p>Alliance for a Green Economy (AGREE)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Y006</text:p>
          </table:table-cell>
          <table:table-cell office:value-type="string" table:style-name="ce9">
            <text:p>System Change not Climate Change-New York chapter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3">
            <text:p>NY007</text:p>
          </table:table-cell>
          <table:table-cell office:value-type="string" table:style-name="ce9">
            <text:p>Sane Energy Project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Y008</text:p>
          </table:table-cell>
          <table:table-cell office:value-type="string" table:style-name="ce9">
            <text:p>NY Renews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Y009</text:p>
          </table:table-cell>
          <table:table-cell office:value-type="string" table:style-name="ce9">
            <text:p>GRID Alternatives Tri-State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NS001</text:p>
          </table:table-cell>
          <table:table-cell office:value-type="string" table:style-name="ce9">
            <text:p>Sable Wind Farm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ON001</text:p>
          </table:table-cell>
          <table:table-cell office:value-type="string" table:style-name="ce9">
            <text:p>Feed-In Tariff (FIT) and MicroFIT program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cupe_celebrates_2016_eng_single_pages_final_reduced.pdf">https://cupe.ca/sites/cupe/files/field_publication_past_issues/cupe_celebrates_2016_eng_single_pages_final_reduced.pdf</text:a></text:p>
          </table:table-cell>
          <table:table-cell office:value-type="string" table:style-name="ce21">
            <text:p>https://perma.cc/8TBS-ZNAB</text:p>
          </table:table-cell>
          <table:table-cell office:value-type="string" table:style-name="ce6">
            <text:p>EDI_NENA.ON002.text.CUPECelebrates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Working_in_harmony_with_the_earth.pdf">https://cupe.ca/sites/cupe/files/Working_in_harmony_with_the_earth.pdf</text:a></text:p>
          </table:table-cell>
          <table:table-cell office:value-type="string" table:style-name="ce21">
            <text:p>https://perma.cc/C9VC-3GA8</text:p>
          </table:table-cell>
          <table:table-cell office:value-type="string" table:style-name="ce6">
            <text:p>EDI_NENA.ON002.text.CUPEWorkinginHarmony.2013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2015_strategic_direction_final_as_adopted.pdf">https://cupe.ca/sites/cupe/files/2015_strategic_direction_final_as_adopted.pdf</text:a></text:p>
          </table:table-cell>
          <table:table-cell office:value-type="string" table:style-name="ce21">
            <text:p>https://perma.cc/UK94-L45Q</text:p>
          </table:table-cell>
          <table:table-cell office:value-type="string" table:style-name="ce6">
            <text:p>EDI_NENA.ON002.text.CUPEStrategicDirection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constitution2015_lr.pdf">https://cupe.ca/sites/cupe/files/constitution2015_lr.pdf</text:a></text:p>
          </table:table-cell>
          <table:table-cell office:value-type="string" table:style-name="ce21">
            <text:p>https://perma.cc/P8KB-CRUF</text:p>
          </table:table-cell>
          <table:table-cell office:value-type="string" table:style-name="ce6">
            <text:p>EDI_NENA.ON002.text.CUPEConstitution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nsc_transportation_2016_eng_final.pdf">https://cupe.ca/sites/cupe/files/nsc_transportation_2016_eng_final.pdf</text:a></text:p>
          </table:table-cell>
          <table:table-cell office:value-type="string" table:style-name="ce21">
            <text:p>https://perma.cc/J9Q9-9KBN</text:p>
          </table:table-cell>
          <table:table-cell office:value-type="string" table:style-name="ce6">
            <text:p>EDI_NENA.ON002.text.CUPETransSector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nsc_energy_2016_eng_final.pdf">https://cupe.ca/sites/cupe/files/nsc_energy_2016_eng_final.pdf</text:a></text:p>
          </table:table-cell>
          <table:table-cell office:value-type="string" table:style-name="ce21">
            <text:p>https://perma.cc/SE6Q-MYE9</text:p>
          </table:table-cell>
          <table:table-cell office:value-type="string" table:style-name="ce6">
            <text:p>EDI_NENA.ON002.text.CUPEEnergySector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is_report_2016.pdf">https://cupe.ca/sites/cupe/files/field_publication_past_issues/is_report_2016.pdf</text:a></text:p>
          </table:table-cell>
          <table:table-cell office:value-type="string" table:style-name="ce21">
            <text:p>https://perma.cc/QNG3-2NDG</text:p>
          </table:table-cell>
          <table:table-cell office:value-type="string" table:style-name="ce6">
            <text:p>EDI_NENA.ON002.text.CUPEIntlSolidarity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is_report_2017_eng_final_lr.pdf">https://cupe.ca/sites/cupe/files/field_publication_past_issues/is_report_2017_eng_final_lr.pdf</text:a></text:p>
          </table:table-cell>
          <table:table-cell office:value-type="string" table:style-name="ce21">
            <text:p>https://perma.cc/DN7V-5HNL</text:p>
          </table:table-cell>
          <table:table-cell office:value-type="string" table:style-name="ce6">
            <text:p>EDI_NENA.ON002.text.CUPEIntlSolidarity.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global_justice_winter_2016_low.pdf">https://cupe.ca/sites/cupe/files/field_publication_past_issues/global_justice_winter_2016_low.pdf</text:a></text:p>
          </table:table-cell>
          <table:table-cell office:value-type="string" table:style-name="ce21">
            <text:p>https://perma.cc/2MJD-HWAD</text:p>
          </table:table-cell>
          <table:table-cell office:value-type="string" table:style-name="ce6">
            <text:p>EDI_NENA.ON002.text.CUPEGlobalJustice.Winter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global_justice_fall_2016_e.pdf">https://cupe.ca/sites/cupe/files/field_publication_past_issues/global_justice_fall_2016_e.pdf</text:a></text:p>
          </table:table-cell>
          <table:table-cell office:value-type="string" table:style-name="ce21">
            <text:p>https://perma.cc/5JCA-AEHL</text:p>
          </table:table-cell>
          <table:table-cell office:value-type="string" table:style-name="ce6">
            <text:p>EDI_NENA.ON002.text.CUPEGlobalJustice.Fall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sites/cupe/files/field_publication_past_issues/global_justice_winter_2017_e.pdf">https://cupe.ca/sites/cupe/files/field_publication_past_issues/global_justice_winter_2017_e.pdf</text:a></text:p>
          </table:table-cell>
          <table:table-cell office:value-type="string" table:style-name="ce21">
            <text:p>https://perma.cc/RV5R-NMNY</text:p>
          </table:table-cell>
          <table:table-cell office:value-type="string" table:style-name="ce6">
            <text:p>EDI_NENA.ON002.text.CUPEGlobalJustice.Winter2017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premiers-legal-troubles-continue-over-deal-sell-hydro-one-shares">https://cupe.ca/premiers-legal-troubles-continue-over-deal-sell-hydro-one-shares</text:a></text:p>
          </table:table-cell>
          <table:table-cell office:value-type="string" table:style-name="ce21">
            <text:p>https://perma.cc/7XE9-RENL</text:p>
          </table:table-cell>
          <table:table-cell office:value-type="string" table:style-name="ce6">
            <text:p>EDI_NENA.ON002.text.CUPEHydroOne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energy-sector">https://cupe.ca/energy-sector</text:a></text:p>
          </table:table-cell>
          <table:table-cell office:value-type="string" table:style-name="ce21">
            <text:p>https://perma.cc/R6L9-F2RC</text:p>
          </table:table-cell>
          <table:table-cell office:value-type="string" table:style-name="ce6">
            <text:p>EDI_NENA.ON002.text.CUPEEnergy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water">https://cupe.ca/water</text:a></text:p>
          </table:table-cell>
          <table:table-cell office:value-type="string" table:style-name="ce21">
            <text:p>https://perma.cc/M4DE-XJJA</text:p>
          </table:table-cell>
          <table:table-cell office:value-type="string" table:style-name="ce6">
            <text:p>EDI_NENA.ON002.text.CUPEWater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montreal-light-rail-cupe-quebec-and-trainsparence-coalition-condemn-trudeau-government-funding">https://cupe.ca/montreal-light-rail-cupe-quebec-and-trainsparence-coalition-condemn-trudeau-government-funding</text:a></text:p>
          </table:table-cell>
          <table:table-cell office:value-type="string" table:style-name="ce21">
            <text:p>https://perma.cc/Q7MV-PUT4</text:p>
          </table:table-cell>
          <table:table-cell office:value-type="string" table:style-name="ce6">
            <text:p>EDI_NENA.ON002.text.CUPEMontreallightrail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environment">https://cupe.ca/environment</text:a></text:p>
          </table:table-cell>
          <table:table-cell office:value-type="string" table:style-name="ce21">
            <text:p>https://perma.cc/7T2G-Z56M</text:p>
          </table:table-cell>
          <table:table-cell office:value-type="string" table:style-name="ce6">
            <text:p>EDI_NENA.ON002.text.CUPEEnvironment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cupe-and-coalition-partners-rally-around-green-jobs">https://cupe.ca/cupe-and-coalition-partners-rally-around-green-jobs</text:a></text:p>
          </table:table-cell>
          <table:table-cell office:value-type="string" table:style-name="ce21">
            <text:p>https://perma.cc/P6JT-G5MJ</text:p>
          </table:table-cell>
          <table:table-cell office:value-type="string" table:style-name="ce6">
            <text:p>EDI_NENA.ON002.text.CUPEGreenJobs.2014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cupe-paris-climate-talks">https://cupe.ca/cupe-paris-climate-talks</text:a></text:p>
          </table:table-cell>
          <table:table-cell office:value-type="string" table:style-name="ce21">
            <text:p>https://perma.cc/P9QN-LM8P</text:p>
          </table:table-cell>
          <table:table-cell office:value-type="string" table:style-name="ce6">
            <text:p>EDI_NENA.ON002.text.CUPEParis.2016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cupe-takes-environmental-leap-national-convention">https://cupe.ca/cupe-takes-environmental-leap-national-convention</text:a></text:p>
          </table:table-cell>
          <table:table-cell office:value-type="string" table:style-name="ce21">
            <text:p>https://perma.cc/9GNY-ENH2</text:p>
          </table:table-cell>
          <table:table-cell office:value-type="string" table:style-name="ce6">
            <text:p>EDI_NENA.ON002.text.CUPEEnvlleap.2016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climate-change-workshop">https://cupe.ca/climate-change-workshop</text:a></text:p>
          </table:table-cell>
          <table:table-cell office:value-type="string" table:style-name="ce21">
            <text:p>https://perma.cc/FTA7-EAKC</text:p>
          </table:table-cell>
          <table:table-cell office:value-type="string" table:style-name="ce6">
            <text:p>EDI_NENA.ON002.text.CUPEClimateChangeWorkshop.2016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2</text:p>
          </table:table-cell>
          <table:table-cell office:value-type="string" table:style-name="ce6">
            <text:p>Canadian Union of Public Employees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cupe.ca/cupe-takes-part-climate-jobs-forum">https://cupe.ca/cupe-takes-part-climate-jobs-forum</text:a></text:p>
          </table:table-cell>
          <table:table-cell office:value-type="string" table:style-name="ce21">
            <text:p>https://perma.cc/E9MN-W3SA</text:p>
          </table:table-cell>
          <table:table-cell office:value-type="string" table:style-name="ce6">
            <text:p>EDI_NENA.ON002.text.CUPEClimateJobsForum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13">
            <text:p>ON003</text:p>
          </table:table-cell>
          <table:table-cell office:value-type="string" table:style-name="ce9">
            <text:p>Ottawa Renewable Energy Coop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ON004</text:p>
          </table:table-cell>
          <table:table-cell office:value-type="string" table:style-name="ce9">
            <text:p>Ontario Sustainable Energy Association</text:p>
          </table:table-cell>
          <table:table-cell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ON005</text:p>
          </table:table-cell>
          <table:table-cell office:value-type="string" table:style-name="ce9">
            <text:p>TREC Renewable Energy Co-op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9">
            <text:p>ON006</text:p>
          </table:table-cell>
          <table:table-cell office:value-type="string" table:style-name="ce9">
            <text:p>Federation of Community Power Co-operatives (FCPC)</text:p>
          </table:table-cell>
          <table:table-cell table:style-name="ce10"/>
          <table:table-cell table:style-name="ce9"/>
          <table:table-cell table:style-name="ce11"/>
          <table:table-cell table:style-name="ce23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leapmanifesto.org/wp-content/uploads/2015/09/Manifesto-en.pdf">https://leapmanifesto.org/wp-content/uploads/2015/09/Manifesto-en.pdf</text:a></text:p>
          </table:table-cell>
          <table:table-cell office:value-type="string" table:style-name="ce21">
            <text:p>https://perma.cc/AUU8-DFVA</text:p>
          </table:table-cell>
          <table:table-cell office:value-type="string" table:style-name="ce6">
            <text:p>EDI_NENA.ON007.text.LeapManifesto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leapmanifesto.org/wp-content/uploads/2015/09/leafletE-05-10-flipped.pdf">https://leapmanifesto.org/wp-content/uploads/2015/09/leafletE-05-10-flipped.pdf</text:a></text:p>
          </table:table-cell>
          <table:table-cell office:value-type="string" table:style-name="ce21">
            <text:p>https://perma.cc/H5ET-DM3Y</text:p>
          </table:table-cell>
          <table:table-cell office:value-type="string" table:style-name="ce6">
            <text:p>EDI_NENA.ON007.text.LeapManifestoLeaflet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leapmanifesto.org/wp-content/uploads/2015/09/Afford-en1.pdf">https://leapmanifesto.org/wp-content/uploads/2015/09/Afford-en1.pdf</text:a></text:p>
          </table:table-cell>
          <table:table-cell office:value-type="string" table:style-name="ce21">
            <text:p>https://perma.cc/4BRE-WWC4</text:p>
          </table:table-cell>
          <table:table-cell office:value-type="string" table:style-name="ce6">
            <text:p>EDI_NENA.ON007.text.Campbell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leapmanifesto.org/en/faq/">https://leapmanifesto.org/en/faq/</text:a></text:p>
          </table:table-cell>
          <table:table-cell office:value-type="string" table:style-name="ce21">
            <text:p>https://perma.cc/8VJM-VVNN</text:p>
          </table:table-cell>
          <table:table-cell office:value-type="string" table:style-name="ce6">
            <text:p>EDI_NENA.ON007.text.LeapManifestoFAQ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blog.org/after-paris-withdrawal-local-resistance-is-fertile/">https://theleapblog.org/after-paris-withdrawal-local-resistance-is-fertile/</text:a></text:p>
          </table:table-cell>
          <table:table-cell office:value-type="string" table:style-name="ce21">
            <text:p>https://perma.cc/CGZ4-B56S</text:p>
          </table:table-cell>
          <table:table-cell office:value-type="string" table:style-name="ce6">
            <text:p>EDI_NENA.ON007.text.Rogers-Wright.2017a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.org/portfolio-items/why-every-hurricane-should-be-named-jim/">https://theleap.org/portfolio-items/why-every-hurricane-should-be-named-jim/</text:a></text:p>
          </table:table-cell>
          <table:table-cell office:value-type="string" table:style-name="ce21">
            <text:p>https://perma.cc/9S6E-YVKN</text:p>
          </table:table-cell>
          <table:table-cell office:value-type="string" table:style-name="ce6">
            <text:p>EDI_NENA.ON007.text.Rogers-Wright.2017b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.org/portfolio-items/action-building-solar-powered-homes-in-the-path-of-kinder-morgan/">https://theleap.org/portfolio-items/action-building-solar-powered-homes-in-the-path-of-kinder-morgan/</text:a></text:p>
          </table:table-cell>
          <table:table-cell office:value-type="string" table:style-name="ce21">
            <text:p>https://perma.cc/QNR4-PK7D</text:p>
          </table:table-cell>
          <table:table-cell office:value-type="string" table:style-name="ce6">
            <text:p>EDI_NENA.ON007.text.McKenna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.org/portfolio-items/the-leaps-only-ndp-endorsement/">https://theleap.org/portfolio-items/the-leaps-only-ndp-endorsement/</text:a></text:p>
          </table:table-cell>
          <table:table-cell office:value-type="string" table:style-name="ce21">
            <text:p>https://perma.cc/JX8U-G8SX</text:p>
          </table:table-cell>
          <table:table-cell office:value-type="string" table:style-name="ce6">
            <text:p>EDI_NENA.ON007.text.Lewi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.org/faqs/">https://theleap.org/faqs/</text:a></text:p>
          </table:table-cell>
          <table:table-cell office:value-type="string" table:style-name="ce21">
            <text:p>https://perma.cc/8SJ7-6YXP</text:p>
          </table:table-cell>
          <table:table-cell office:value-type="string" table:style-name="ce6">
            <text:p>EDI_NENA.ON007.text.TheLeapFAQ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ON007</text:p>
          </table:table-cell>
          <table:table-cell office:value-type="string" table:style-name="ce6">
            <text:p>The Leap</text:p>
          </table:table-cell>
          <table:table-cell office:value-type="date" office:date-value="2017-10-05T00:00:00" table:style-name="ce7">
            <text:p>5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theleap.org/partnerships/">https://theleap.org/partnerships/</text:a></text:p>
          </table:table-cell>
          <table:table-cell office:value-type="string" table:style-name="ce21">
            <text:p>https://perma.cc/N7MN-WXAP</text:p>
          </table:table-cell>
          <table:table-cell office:value-type="string" table:style-name="ce6">
            <text:p>EDI_NENA.ON007.text.TheLeapPartnerships.2017.nvcx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1">
            <text:p>PE001</text:p>
          </table:table-cell>
          <table:table-cell office:value-type="string" table:style-name="ce1">
            <text:p>Summerside Electric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QC001</text:p>
          </table:table-cell>
          <table:table-cell office:value-type="string" table:style-name="ce1">
            <text:p>Fédération des travailleurs et des travailleuses du Québec (FTQ)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QC002</text:p>
          </table:table-cell>
          <table:table-cell office:value-type="string" table:style-name="ce1">
            <text:p>Regroupement Vigilance Hydrocarbures Québec</text:p>
          </table:table-cell>
          <table:table-cell table:style-name="ce3"/>
          <table:table-cell table:number-columns-repeated="2" table:style-name="ce1"/>
          <table:table-cell table:style-name="ce18"/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5">
            <text:p>QC003</text:p>
          </table:table-cell>
          <table:table-cell office:value-type="string" table:style-name="ce1">
            <text:p>Le Front commun pour la transition énergétique</text:p>
          </table:table-cell>
          <table:table-cell table:style-name="ce3"/>
          <table:table-cell table:style-name="ce1"/>
          <table:table-cell table:style-name="ce4"/>
          <table:table-cell table:style-name="ce20"/>
          <table:table-cell table:number-columns-repeated="16378" table:style-name="ce1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2012-07-01_publication_actsforfutur_unionenvironmentalguide_csn/">https://www.csn.qc.ca/2012-07-01_publication_actsforfutur_unionenvironmentalguide_csn/</text:a></text:p>
          </table:table-cell>
          <table:table-cell office:value-type="string" table:style-name="ce21">
            <text:p>https://perma.cc/S52Z-BYHY</text:p>
          </table:table-cell>
          <table:table-cell office:value-type="string" table:style-name="ce6">
            <text:p>EDI_NENA.QC004.text.CSNActsforFuture.2012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2012-12_publication_pol-ind_csn/">https://www.csn.qc.ca/2012-12_publication_pol-ind_csn/</text:a></text:p>
          </table:table-cell>
          <table:table-cell office:value-type="string" table:style-name="ce25">
            <text:p>https://perma.cc/WC8T-VBJK</text:p>
          </table:table-cell>
          <table:table-cell office:value-type="string" table:style-name="ce15">
            <text:p>EDI_NENA.QC004.text.CSNSecteurManufacturier.2012_TransEng</text:p>
          </table:table-cell>
          <table:table-cell office:value-type="string" table:style-name="ce15">
            <text:p>Translated to English using Microsoft Translator from EDI_NENA.QC004.text.CSNSecteurManufacturier.201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wp-content/uploads/2017/06/65e-doc-manifeste.pdf">https://www.csn.qc.ca/wp-content/uploads/2017/06/65e-doc-manifeste.pdf</text:a></text:p>
          </table:table-cell>
          <table:table-cell office:value-type="string" table:style-name="ce21">
            <text:p>https://perma.cc/9JUC-4DCA</text:p>
          </table:table-cell>
          <table:table-cell office:value-type="string" table:style-name="ce6">
            <text:p>EDI_NENA.QC004.text.CSNManifeste.2017_TransEng</text:p>
          </table:table-cell>
          <table:table-cell office:value-type="string" table:style-name="ce6">
            <text:p>Translated to English using Microsoft Translator from EDI_NENA.QC004.text.CSNManifeste.20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2015-12-07_bylaws_csn/">https://www.csn.qc.ca/2015-12-07_bylaws_csn/</text:a></text:p>
          </table:table-cell>
          <table:table-cell office:value-type="string" table:style-name="ce21">
            <text:p>https://perma.cc/AF6D-Q664</text:p>
          </table:table-cell>
          <table:table-cell office:value-type="string" table:style-name="ce6">
            <text:p>EDI_NENA.QC004.text.CSNBylaws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2016-03-16_cop21_csn/">https://www.csn.qc.ca/2016-03-16_cop21_csn/</text:a></text:p>
          </table:table-cell>
          <table:table-cell office:value-type="string" table:style-name="ce21">
            <text:p>https://perma.cc/L2UB-9G5Y</text:p>
          </table:table-cell>
          <table:table-cell office:value-type="string" table:style-name="ce6">
            <text:p>EDI_NENA.QC004.text.CSNCOP21.20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s://www.csn.qc.ca/wp-content/uploads/2016/04/2015-09-25_strategie_energetique_CSN.pdf">https://www.csn.qc.ca//wp-content/uploads/2016/04/2015-09-25_strategie_energetique_CSN.pdf</text:a></text:p>
          </table:table-cell>
          <table:table-cell office:value-type="string" table:style-name="ce21">
            <text:p>https://perma.cc/QE7V-RHPN</text:p>
          </table:table-cell>
          <table:table-cell office:value-type="string" table:style-name="ce6">
            <text:p>EDI_NENA.QC004.text.CSNStrategieEnergetique.2015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8">
            <text:p><text:a xlink:href="http://vertlasolidarite.org/wp-content/uploads/2015/09/Politique-developpement-durable-CSN-2015.pdf">http://vertlasolidarite.org/wp-content/uploads/2015/09/Politique-developpement-durable-CSN-2015.pdf</text:a></text:p>
          </table:table-cell>
          <table:table-cell office:value-type="string" table:style-name="ce21">
            <text:p>https://perma.cc/9LLJ-F6RX</text:p>
          </table:table-cell>
          <table:table-cell office:value-type="string" table:style-name="ce6">
            <text:p>EDI_NENA.QC004.text.CSNDeveloppementDurable.2015_TransEng</text:p>
          </table:table-cell>
          <table:table-cell office:value-type="string" table:style-name="ce6">
            <text:p>Translated to English using Microsoft Translator from EDI_NENA.QC004.text.CSNDeveloppementDurable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://vertlasolidarite.org/a-propos/">http://vertlasolidarite.org/a-propos/</text:a></text:p>
          </table:table-cell>
          <table:table-cell office:value-type="string" table:style-name="ce26">
            <text:p>https://perma.cc/2ZUR-M3VR</text:p>
          </table:table-cell>
          <table:table-cell office:value-type="string" table:style-name="ce6">
            <text:p>EDI_NENA.QC004.text.vertlasolidarite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lamdd.org/actu/2017/les-travailleuses-travailleurs-acteurs-incontournables-pour">https://lamdd.org/actu/2017/les-travailleuses-travailleurs-acteurs-incontournables-pour</text:a></text:p>
          </table:table-cell>
          <table:table-cell office:value-type="string" table:style-name="ce26">
            <text:p>https://perma.cc/6RCZ-RHBM</text:p>
          </table:table-cell>
          <table:table-cell office:value-type="string" table:style-name="ce6">
            <text:p>EDI_NENA.QC004.text.CSNWorker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sn.qc.ca/actualites/a-la-recherche-dune-transition-juste/">https://www.csn.qc.ca/actualites/a-la-recherche-dune-transition-juste/</text:a></text:p>
          </table:table-cell>
          <table:table-cell office:value-type="string" table:style-name="ce26">
            <text:p>https://perma.cc/5M9V-DC2J</text:p>
          </table:table-cell>
          <table:table-cell office:value-type="string" table:style-name="ce6">
            <text:p>EDI_NENA.QC004.text.MURPHY-PERRON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sn.qc.ca/actualites/un-plan-daction-qui-vise-juste/">https://www.csn.qc.ca/actualites/un-plan-daction-qui-vise-juste/</text:a></text:p>
          </table:table-cell>
          <table:table-cell office:value-type="string" table:style-name="ce26">
            <text:p>https://perma.cc/TKS5-7KJJ</text:p>
          </table:table-cell>
          <table:table-cell office:value-type="string" table:style-name="ce6">
            <text:p>EDI_NENA.QC004.text.GUÉNETTE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sn.qc.ca/mouvement/patrimoine/notre-declaration-de-principe/">https://www.csn.qc.ca/mouvement/patrimoine/notre-declaration-de-principe/</text:a></text:p>
          </table:table-cell>
          <table:table-cell office:value-type="string" table:style-name="ce26">
            <text:p>https://perma.cc/4RR5-7NKZ</text:p>
          </table:table-cell>
          <table:table-cell office:value-type="string" table:style-name="ce6">
            <text:p>EDI_NENA.QC004.text.CSNPrinciples.2017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sn.qc.ca/mouvement/patrimoine/nos-valeurs/">https://www.csn.qc.ca/mouvement/patrimoine/nos-valeurs/</text:a></text:p>
          </table:table-cell>
          <table:table-cell office:value-type="string" table:style-name="ce26">
            <text:p>https://perma.cc/DH6T-64ZA</text:p>
          </table:table-cell>
          <table:table-cell office:value-type="string" table:style-name="ce6">
            <text:p>EDI_NENA.QC004.text.CSNValue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4</text:p>
          </table:table-cell>
          <table:table-cell office:value-type="string" table:style-name="ce6">
            <text:p>Confédération des syndicats nationaux, Québec (CSN)</text:p>
          </table:table-cell>
          <table:table-cell office:value-type="date" office:date-value="2017-10-06T00:00:00" table:style-name="ce7">
            <text:p>6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sn.qc.ca/mouvement/comites/comite-en-environnement-et-developpement-durable/">https://www.csn.qc.ca/mouvement/comites/comite-en-environnement-et-developpement-durable/</text:a></text:p>
          </table:table-cell>
          <table:table-cell office:value-type="string" table:style-name="ce26">
            <text:p>https://perma.cc/QWS2-F7Z8</text:p>
          </table:table-cell>
          <table:table-cell office:value-type="string" table:style-name="ce6">
            <text:p>EDI_NENA.QC004.text.Comitéenvirodéveloppementdurable 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Encart_StAntoinedeTilly.pdf">https://www.coulepascheznous.com/pdf/Encart_StAntoinedeTilly.pdf</text:a></text:p>
          </table:table-cell>
          <table:table-cell office:value-type="string" table:style-name="ce26">
            <text:p>https://perma.cc/K6TS-Q54G</text:p>
          </table:table-cell>
          <table:table-cell office:value-type="string" table:style-name="ce6">
            <text:p>EDI_NENA.QC005.text.CoulePCNLevis.2015_TransEng</text:p>
          </table:table-cell>
          <table:table-cell office:value-type="string" table:style-name="ce6">
            <text:p>Translated to English using Microsoft Translator from EDI_NENA.QC005.text.CoulePCNLevis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2014-04-12-proposition-de-reglement-municipal-pipeline-terrestre.pdf">https://www.coulepascheznous.com/pdf/2014-04-12-proposition-de-reglement-municipal-pipeline-terrestre.pdf</text:a></text:p>
          </table:table-cell>
          <table:table-cell office:value-type="string" table:style-name="ce26">
            <text:p>https://perma.cc/27RM-JVH8</text:p>
          </table:table-cell>
          <table:table-cell office:value-type="string" table:style-name="ce6">
            <text:p>EDI_NENA.QC005.text.Langelier.2014_TransEng</text:p>
          </table:table-cell>
          <table:table-cell office:value-type="string" table:style-name="ce6">
            <text:p>Translated to English using Microsoft Translator from EDI_NENA.QC005.text.Langelier.201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CoulePCN-Municipalites_v2.pdf">https://www.coulepascheznous.com/pdf/CoulePCN-Municipalites_v2.pdf</text:a></text:p>
          </table:table-cell>
          <table:table-cell office:value-type="string" table:style-name="ce26">
            <text:p>https://perma.cc/FGU2-KFKE</text:p>
          </table:table-cell>
          <table:table-cell office:value-type="string" table:style-name="ce6">
            <text:p>EDI_NENA.QC005.text.CoulePCNMunicipalites.2015_TransEng</text:p>
          </table:table-cell>
          <table:table-cell office:value-type="string" table:style-name="ce6">
            <text:p>Translated to English using Microsoft Translator from EDI_NENA.QC005.text.CoulePCNMunicipalites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CoulePCN-Proprietaires_v1.pdf">https://www.coulepascheznous.com/pdf/CoulePCN-Proprietaires_v1.pdf</text:a></text:p>
          </table:table-cell>
          <table:table-cell office:value-type="string" table:style-name="ce26">
            <text:p>https://perma.cc/B6WH-LYTE</text:p>
          </table:table-cell>
          <table:table-cell office:value-type="string" table:style-name="ce6">
            <text:p>EDI_NENA.QC005.text.CoulePCNProprietaires.2014_TransEng</text:p>
          </table:table-cell>
          <table:table-cell office:value-type="string" table:style-name="ce6">
            <text:p>Translated to English using Microsoft Translator from EDI_NENA.QC005.text.CoulePCNProprietaires.201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://www.rncreq.org/images/UserFiles/files/Portrait_Energie_Qc_2015(2).pdf">http://www.rncreq.org/images/UserFiles/files/Portrait_Energie_Qc_2015(2).pdf</text:a></text:p>
          </table:table-cell>
          <table:table-cell office:value-type="string" table:style-name="ce26">
            <text:p>https://perma.cc/NH3M-R63P</text:p>
          </table:table-cell>
          <table:table-cell office:value-type="string" table:style-name="ce6">
            <text:p>EDI_NENA.QC005.text.RNCREQ.2015_TransEng</text:p>
          </table:table-cell>
          <table:table-cell office:value-type="string" table:style-name="ce6">
            <text:p>Translated to English using Microsoft Translator from EDI_NENA.QC005.text.RNCREQ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4p_changements_clim_FINALE.pdf">https://www.coulepascheznous.com/pdf/4p_changements_clim_FINALE.pdf</text:a></text:p>
          </table:table-cell>
          <table:table-cell office:value-type="string" table:style-name="ce26">
            <text:p>https://perma.cc/G6FS-W7JG</text:p>
          </table:table-cell>
          <table:table-cell office:value-type="string" table:style-name="ce6">
            <text:p>EDI_NENA.QC005.text.CoulePCNChangementsClimatiques.2017_TransEng</text:p>
          </table:table-cell>
          <table:table-cell office:value-type="string" table:style-name="ce6">
            <text:p>Translated to English using Microsoft Translator from EDI_NENA.QC005.text.CoulePCNChangementsClimatiques.20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6">
            <text:p><text:a xlink:href="https://www.coulepascheznous.com/pdf/Encart_Montmagny_Islet.pdf">https://www.coulepascheznous.com/pdf/Encart_Montmagny_Islet.pdf</text:a></text:p>
          </table:table-cell>
          <table:table-cell office:value-type="string" table:style-name="ce26">
            <text:p>https://perma.cc/B6F3-P8ZJ</text:p>
          </table:table-cell>
          <table:table-cell office:value-type="string" table:style-name="ce6">
            <text:p>EDI_NENA.QC005.text.CoulePCNMontmagny.2015_TransEng</text:p>
          </table:table-cell>
          <table:table-cell office:value-type="string" table:style-name="ce6">
            <text:p>Translated to English using Microsoft Translator from EDI_NENA.QC005.text.CoulePCNMontmagny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pdf/4pages_EnergieEst_2015.pdf">https://www.coulepascheznous.com/pdf/4pages_EnergieEst_2015.pdf</text:a></text:p>
          </table:table-cell>
          <table:table-cell office:value-type="string" table:style-name="ce27">
            <text:p>https://perma.cc/F9ML-FWVS</text:p>
          </table:table-cell>
          <table:table-cell office:value-type="string" table:style-name="ce6">
            <text:p>EDI_NENA.QC005.text.CoulePCNEnergieEst.2015_TransEng</text:p>
          </table:table-cell>
          <table:table-cell office:value-type="string" table:style-name="ce6">
            <text:p>Translated to English using Microsoft Translator from EDI_NENA.QC005.text.CoulePCNEnergieEst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pdf/depliant-V2_final.pdf">https://www.coulepascheznous.com/pdf/depliant-V2_final.pdf</text:a></text:p>
          </table:table-cell>
          <table:table-cell office:value-type="string" table:style-name="ce27">
            <text:p>https://perma.cc/WSN6-7QEN</text:p>
          </table:table-cell>
          <table:table-cell office:value-type="string" table:style-name="ce6">
            <text:p>EDI_NENA.QC005.text.CoulePCNDepliant.2017_TransEng</text:p>
          </table:table-cell>
          <table:table-cell office:value-type="string" table:style-name="ce6">
            <text:p>Translated to English using Microsoft Translator from EDI_NENA.QC005.text.CoulePCNDepliant.20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pdf/Encart_Maskinonge.pdf">https://www.coulepascheznous.com/pdf/Encart_Maskinonge.pdf</text:a></text:p>
          </table:table-cell>
          <table:table-cell office:value-type="string" table:style-name="ce27">
            <text:p>https://perma.cc/BYJ2-4EDH</text:p>
          </table:table-cell>
          <table:table-cell office:value-type="string" table:style-name="ce6">
            <text:p>EDI_NENA.QC005.text.CoulePCNMaskinongé.2015_TransEng</text:p>
          </table:table-cell>
          <table:table-cell office:value-type="string" table:style-name="ce6">
            <text:p>Translated to English using Microsoft Translator from EDI_NENA.QC005.text.CoulePCNMaskinongé.20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://www.stopoleoduc.org/evenement/creation-de-la-fondation-coule-pas-chez-nous/">http://www.stopoleoduc.org/evenement/creation-de-la-fondation-coule-pas-chez-nous/</text:a></text:p>
          </table:table-cell>
          <table:table-cell office:value-type="string" table:style-name="ce27">
            <text:p>https://perma.cc/A76L-E7RJ</text:p>
          </table:table-cell>
          <table:table-cell office:value-type="string" table:style-name="ce6">
            <text:p>EDI_NENA.QC005.text.Lussier.2015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projets#projet18">https://www.coulepascheznous.com/projets#projet18</text:a></text:p>
          </table:table-cell>
          <table:table-cell office:value-type="string" table:style-name="ce27">
            <text:p>https://perma.cc/6RB6-CWUA</text:p>
          </table:table-cell>
          <table:table-cell office:value-type="string" table:style-name="ce6">
            <text:p>EDI_NENA.QC005.text.CoulePCNlesprojetsfinancé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lafondation#esh5">https://www.coulepascheznous.com/lafondation#esh5</text:a></text:p>
          </table:table-cell>
          <table:table-cell office:value-type="string" table:style-name="ce27">
            <text:p>https://perma.cc/782L-S7SJ</text:p>
          </table:table-cell>
          <table:table-cell office:value-type="string" table:style-name="ce6">
            <text:p>EDI_NENA.QC005.text.CoulePCNla Fondation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campagnes">https://www.coulepascheznous.com/campagnes</text:a></text:p>
          </table:table-cell>
          <table:table-cell office:value-type="string" table:style-name="ce27">
            <text:p>https://perma.cc/AR35-5TXV</text:p>
          </table:table-cell>
          <table:table-cell office:value-type="string" table:style-name="ce6">
            <text:p>EDI_NENA.QC005.text.CoulePCNLacampagne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action-municipalite">https://www.coulepascheznous.com/action-municipalite</text:a></text:p>
          </table:table-cell>
          <table:table-cell office:value-type="string" table:style-name="ce27">
            <text:p>https://perma.cc/S26H-72E5</text:p>
          </table:table-cell>
          <table:table-cell office:value-type="string" table:style-name="ce6">
            <text:p>EDI_NENA.QC005.text.CoulePCNlMUNICIPALITÉ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action-proprietaires">https://www.coulepascheznous.com/action-proprietaires</text:a></text:p>
          </table:table-cell>
          <table:table-cell office:value-type="string" table:style-name="ce27">
            <text:p>https://perma.cc/35S9-GKKF</text:p>
          </table:table-cell>
          <table:table-cell office:value-type="string" table:style-name="ce6">
            <text:p>EDI_NENA.QC005.text.CoulePCNPROPRIÉTAIRE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action-citoyen#esh2">https://www.coulepascheznous.com/action-citoyen#esh2</text:a></text:p>
          </table:table-cell>
          <table:table-cell office:value-type="string" table:style-name="ce27">
            <text:p>https://perma.cc/JE2R-LBL9</text:p>
          </table:table-cell>
          <table:table-cell office:value-type="string" table:style-name="ce6">
            <text:p>EDI_NENA.QC005.text.CoulePCNCitoyen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informe-projet-energie-est">https://www.coulepascheznous.com/informe-projet-energie-est</text:a></text:p>
          </table:table-cell>
          <table:table-cell office:value-type="string" table:style-name="ce27">
            <text:p>https://perma.cc/6Z4R-AWMW</text:p>
          </table:table-cell>
          <table:table-cell office:value-type="string" table:style-name="ce6">
            <text:p>EDI_NENA.QC005.text.CoulePCNEnergieEst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informe-projet-ligne-9b-enbridge">https://www.coulepascheznous.com/informe-projet-ligne-9b-enbridge</text:a></text:p>
          </table:table-cell>
          <table:table-cell office:value-type="string" table:style-name="ce27">
            <text:p>https://perma.cc/UDY9-YHSE</text:p>
          </table:table-cell>
          <table:table-cell office:value-type="string" table:style-name="ce6">
            <text:p>EDI_NENA.QC005.text.CoulePCNLigne9B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informe-projet-montreal-portland">https://www.coulepascheznous.com/informe-projet-montreal-portland</text:a></text:p>
          </table:table-cell>
          <table:table-cell office:value-type="string" table:style-name="ce27">
            <text:p>https://perma.cc/JCZ3-YTPM</text:p>
          </table:table-cell>
          <table:table-cell office:value-type="string" table:style-name="ce6">
            <text:p>EDI_NENA.QC005.text.CoulePCNEMontréal-Portland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informe-projet-terminal-kildair">https://www.coulepascheznous.com/informe-projet-terminal-kildair</text:a></text:p>
          </table:table-cell>
          <table:table-cell office:value-type="string" table:style-name="ce27">
            <text:p>https://perma.cc/MGH6-UCCH</text:p>
          </table:table-cell>
          <table:table-cell office:value-type="string" table:style-name="ce6">
            <text:p>EDI_NENA.QC005.text.CoulePCNLeTerminalKildair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informe-projet-chaleur-terminals">https://www.coulepascheznous.com/informe-projet-chaleur-terminals</text:a></text:p>
          </table:table-cell>
          <table:table-cell office:value-type="string" table:style-name="ce27">
            <text:p>https://perma.cc/38M7-926T</text:p>
          </table:table-cell>
          <table:table-cell office:value-type="string" table:style-name="ce6">
            <text:p>EDI_NENA.QC005.text.CoulePCNChaleurTerminal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QC005</text:p>
          </table:table-cell>
          <table:table-cell office:value-type="string" table:style-name="ce6">
            <text:p>Fondation Coule Pas Chez Nous</text:p>
          </table:table-cell>
          <table:table-cell office:value-type="date" office:date-value="2017-10-08T00:00:00" table:style-name="ce7">
            <text:p>8-Oct-2017</text:p>
          </table:table-cell>
          <table:table-cell office:value-type="string" table:style-name="ce6">
            <text:p>Google Chrome</text:p>
          </table:table-cell>
          <table:table-cell office:value-type="string" table:style-name="ce17">
            <text:p><text:a xlink:href="https://www.coulepascheznous.com/alternatives">https://www.coulepascheznous.com/alternatives</text:a></text:p>
          </table:table-cell>
          <table:table-cell office:value-type="string" table:style-name="ce27">
            <text:p>https://perma.cc/6F5F-AXEB</text:p>
          </table:table-cell>
          <table:table-cell office:value-type="string" table:style-name="ce6">
            <text:p>EDI_NENA.QC005.text.CoulePCNalternatives.2017.nvcx</text:p>
          </table:table-cell>
          <table:table-cell office:value-type="string" table:style-name="ce6">
            <text:p>Translated to English using Google Translate at web pag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C006</text:p>
          </table:table-cell>
          <table:table-cell office:value-type="string" table:style-name="ce1">
            <text:p>Divest McGill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RI001</text:p>
          </table:table-cell>
          <table:table-cell office:value-type="string" table:style-name="ce1">
            <text:p>Block Island Power Company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RI002</text:p>
          </table:table-cell>
          <table:table-cell office:value-type="string" table:style-name="ce1">
            <text:p>Regional Greenhouse Gas Initiative (RGGI)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VT001</text:p>
          </table:table-cell>
          <table:table-cell office:value-type="string" table:style-name="ce1">
            <text:p>Rights &amp; Democracy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VT002</text:p>
          </table:table-cell>
          <table:table-cell office:value-type="string" table:style-name="ce1">
            <text:p>Montpelier District Energy Project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VT003</text:p>
          </table:table-cell>
          <table:table-cell office:value-type="string" table:style-name="ce1">
            <text:p>Burlington Electric Department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VT004</text:p>
          </table:table-cell>
          <table:table-cell office:value-type="string" table:style-name="ce1">
            <text:p>350 Vermont</text:p>
          </table:table-cell>
          <table:table-cell office:value-type="string" table:style-name="ce3">
            <text:p>09-20-2017</text:p>
          </table:table-cell>
          <table:table-cell office:value-type="string" table:style-name="ce1">
            <text:p>Google Chrome Version 61.0.3163.91</text:p>
          </table:table-cell>
          <table:table-cell office:value-type="string" table:style-name="ce1">
            <text:p>http://350vermont.org/custom_type/we-need-your-input-how-to-build-towards-an-energy-democracy/</text:p>
          </table:table-cell>
          <table:table-cell office:value-type="string" table:style-name="ce18">
            <text:p>https://perma.cc/Y8XK-RQ2P</text:p>
          </table:table-cell>
          <table:table-cell office:value-type="string" table:style-name="ce1">
            <text:p>EDI_NENA.VT004.text.Davis.2017.nvcx</text:p>
          </table:table-cell>
          <table:table-cell office:value-type="string" table:style-name="ce1">
            <text:p>May not be included in analysis of transition narrativ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T005</text:p>
          </table:table-cell>
          <table:table-cell office:value-type="string" table:style-name="ce1">
            <text:p>Sierra Club - Vermont Chapter</text:p>
          </table:table-cell>
          <table:table-cell table:style-name="ce3"/>
          <table:table-cell table:style-name="ce1"/>
          <table:table-cell table:style-name="ce4"/>
          <table:table-cell table:style-name="ce20"/>
          <table:table-cell table:number-columns-repeated="16378" table:style-name="ce1"/>
        </table:table-row>
        <table:table-row table:style-name="ro1">
          <table:table-cell office:value-type="string" table:style-name="ce5">
            <text:p>VT006</text:p>
          </table:table-cell>
          <table:table-cell office:value-type="string" table:style-name="ce1">
            <text:p>Vermont Energy and Climate Action Network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office:value-type="string" table:style-name="ce1">
            <text:p>VT007</text:p>
          </table:table-cell>
          <table:table-cell office:value-type="string" table:style-name="ce1">
            <text:p>Vermont Public Interest Research Group</text:p>
          </table:table-cell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2" table:style-name="ce1"/>
          <table:table-cell table:style-name="ce18"/>
          <table:table-cell table:number-columns-repeated="16378" table:style-name="ce1"/>
        </table:table-row>
        <table:table-row table:number-rows-repeated="10484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36">
      <number:text-content/>
      <style:map style:condition="value()&gt;=0" style:apply-style-name="N36P0"/>
    </number:text-style>
    <style:style style:name="_52_0_37__32_-_32_Accent2" style:display-name="40% - Accent2" style:family="table-cell" style:data-style-name="N0">
      <style:table-cell-properties fo:background-color="#F8CBA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JB</meta:initial-creator>
    <dc:creator>Jason Alexander Blessing</dc:creator>
    <meta:creation-date>2017-08-14T14:37:05Z</meta:creation-date>
    <dc:date>2018-05-31T15:30:07Z</dc:date>
  </office:meta>
</office:document-meta>
</file>